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36a30" officeooo:paragraph-rsid="00036a30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36a30" officeooo:paragraph-rsid="0003ff36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3ff36" officeooo:paragraph-rsid="0003ff36" style:font-size-asian="17.5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36a30" officeooo:paragraph-rsid="00036a30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036a30" officeooo:paragraph-rsid="0003ff36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officeooo:rsid="0005ce06" officeooo:paragraph-rsid="0005ce06" style:font-size-asian="14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rsid="0006e93a" officeooo:paragraph-rsid="0006e93a" style:font-size-asian="14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6e93a" officeooo:paragraph-rsid="0006e93a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5ce06" officeooo:paragraph-rsid="0005ce06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36a30" officeooo:paragraph-rsid="00036a30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36a30" officeooo:paragraph-rsid="0003ff36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0de1" officeooo:paragraph-rsid="00080de1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0de1" officeooo:paragraph-rsid="00098163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80de1" officeooo:paragraph-rsid="000ae73d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080de1" officeooo:paragraph-rsid="00080de1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098163" officeooo:paragraph-rsid="00098163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0ae73d" officeooo:paragraph-rsid="00098163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6pt" style:text-underline-style="none" fo:font-weight="normal" officeooo:rsid="000ae73d" officeooo:paragraph-rsid="000ae73d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36a30" officeooo:paragraph-rsid="00036a30" style:font-size-asian="17.5pt" style:font-weight-asian="bold" style:font-size-complex="20pt" style:font-weight-complex="bold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036a30" style:font-size-asian="14pt" style:font-size-complex="16pt"/>
    </style:style>
    <style:style style:name="T3" style:family="text">
      <style:text-properties officeooo:rsid="00098163"/>
    </style:style>
    <style:style style:name="T4" style:family="text">
      <style:text-properties officeooo:rsid="000ae7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Formulários HTML 5</text:p>
      <text:p text:style-name="P1"/>
      <text:p text:style-name="P2"><text:tab/><text:span text:style-name="T1">Tag= &lt;form&gt; (realiza a abertura do formulário na página HTML</text:span></text:p>
      <text:p text:style-name="P3"><text:span text:style-name="T1">o atributo action dentro da tag </text:span><text:span text:style-name="T2">&lt;form&gt;</text:span><text:span text:style-name="T1"> e utilizado para determina a ação após o submit “clicar em enviar” preencher com nome do programa receptivo</text:span></text:p>
      <text:p text:style-name="P5">dentro da tag &lt;form&gt; temos atributos como o “action” que determina a ação após o clique no submit Obs.: inserir o nome do programa</text:p>
      <text:p text:style-name="P4"/>
      <text:p text:style-name="P11">&lt;label&gt;</text:p>
      <text:p text:style-name="P11"/>
      <text:p text:style-name="P4">Realiza a ligação entre o título e a caixa de entrada de dados </text:p>
      <text:p text:style-name="P4">Sempre inserir o ID: no atributo “for” dentro do &lt;label&gt;</text:p>
      <text:p text:style-name="P4"/>
      <text:p text:style-name="P3"><text:span text:style-name="T1">atributo “for” dentro de </text:span><text:span text:style-name="T2">&lt;label&gt;</text:span><text:span text:style-name="T1"> inserir o ‘id’ ou ‘name’ do (input) </text:span></text:p>
      <text:p text:style-name="P4"/>
      <text:p text:style-name="P10">Obs.:</text:p>
      <text:p text:style-name="P4">Para linguagem PHP e preciso que todo input tenha um nome </text:p>
      <text:p text:style-name="P4">e para linhaguem javascript será utilizado o ID do input</text:p>
      <text:p text:style-name="P4"/>
      <text:p text:style-name="P4">Dentro da tag &lt;form&gt; e possível utilizar o atributo “autocomplete” ON ou OFF</text:p>
      <text:p text:style-name="P4"/>
      <text:p text:style-name="P4"/>
      <text:p text:style-name="P9">Método</text:p>
      <text:p text:style-name="P6"/>
      <text:p text:style-name="P6">GET= <text:s/>utilizar quando os dados não forem secretos; informações do formulário ficam expostas na URL e tem um limite de 3000 byte ou 3000 letras</text:p>
      <text:p text:style-name="P6"/>
      <text:p text:style-name="P6">POST= utilizado para envios de arquivos e dados secretos mais se forem senhas e cartões de créditos utilizar https</text:p>
      <text:p text:style-name="P6"/>
      <text:p text:style-name="P8">Atributos de obrigatoriedade dentro do &lt;input&gt;</text:p>
      <text:p text:style-name="P7"/>
      <text:p text:style-name="P7">(required) determina a obrigatoriedade do preenchimento do &lt;input&gt; a o qual foi atribuído </text:p>
      <text:p text:style-name="P8"/>
      <text:p text:style-name="P8"><text:soft-page-break/>Atributos <text:span text:style-name="T4">(minlength e maxlength)</text:span> dentro de &lt;input&gt; máximo e mínimo</text:p>
      <text:p text:style-name="P7"/>
      <text:p text:style-name="P7"/>
      <text:p text:style-name="P7">mínimos de letras obrigatórias utilizar (minlength)</text:p>
      <text:p text:style-name="P7">Máximo de caracteres obrigatórios utilizar (maxlength)</text:p>
      <text:p text:style-name="P7"/>
      <text:p text:style-name="P12">Atributos <text:span text:style-name="T4">(size)</text:span> dentro de &lt;input&gt; tamanho de caixa</text:p>
      <text:p text:style-name="P12"/>
      <text:p text:style-name="P15">Utilizar o atributo size o mesmo determina o tamanho pela quantidade que caracteres exemplo (SIZE “10”)</text:p>
      <text:p text:style-name="P15"/>
      <text:p text:style-name="P13">Atributos <text:span text:style-name="T4">(placeholder)</text:span> dentro de &lt;input&gt; <text:span text:style-name="T3">identificação da caixa</text:span></text:p>
      <text:p text:style-name="P13"/>
      <text:p text:style-name="P16">utilizar o atributo (placeholder) para iserir um nome dentro da caixa do input</text:p>
      <text:p text:style-name="P17"/>
      <text:p text:style-name="P14">Atributos <text:span text:style-name="T4">(autocomplete)</text:span> dentro de &lt;input&gt; </text:p>
      <text:p text:style-name="P14"/>
      <text:p text:style-name="P18">tem as opções de username para <text:s/>sugerir nomes salvos <text:s/></text:p>
      <text:p text:style-name="P18">e a opção de current password para sugerir senha aual</text:p>
      <text:p text:style-name="P18"/>
      <text:p text:style-name="P14">Atributos <text:span text:style-name="T4">(autocomplete)</text:span> dentro de &lt;<text:span text:style-name="T4">form</text:span>&gt;</text:p>
      <text:p text:style-name="P18"/>
      <text:p text:style-name="P18">Tem a opção de on e off </text:p>
      <text:p text:style-name="P18">quando desligado para de sugerir nomes já digitados ou salvos no navegado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2T14:15:22.524000000</meta:creation-date>
    <dc:date>2023-02-02T15:43:27.150000000</dc:date>
    <meta:editing-duration>PT28M40S</meta:editing-duration>
    <meta:editing-cycles>4</meta:editing-cycles>
    <meta:generator>LibreOffice/7.3.1.3$Windows_X86_64 LibreOffice_project/a69ca51ded25f3eefd52d7bf9a5fad8c90b87951</meta:generator>
    <meta:document-statistic meta:table-count="0" meta:image-count="0" meta:object-count="0" meta:page-count="2" meta:paragraph-count="30" meta:word-count="312" meta:character-count="1900" meta:non-whitespace-character-count="1607"/>
  </office:meta>
</office:document-meta>
</file>